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17680952885652875" text:style-name="L1">
        <text:list-item>
          <text:p text:style-name="P1">Cream el repositori</text:p>
        </text:list-item>
        <text:list-item>
          <text:p text:style-name="P1">El clonem amb Github desktop</text:p>
        </text:list-item>
        <text:list-item>
          <text:p text:style-name="P1">Afegim un document per documentar totes les passes (el quál será el .PDF a enviar posteriorment).</text:p>
        </text:list-item>
        <text:list-item>
          <text:p text:style-name="P1">Afegim un README.md per fer certs canv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4" meta:word-count="35" meta:character-count="188"/>
    <dc:date>2023-09-30T08:38:41.54</dc:date>
    <dc:creator>Aitor Javier Santaeugenia Marí</dc:creator>
    <meta:editing-duration>PT50S</meta:editing-duration>
    <meta:editing-cycles>1</meta:editing-cycles>
    <meta:generator>OpenOffice/4.1.11$Win32 OpenOffice.org_project/4111m1$Build-9808</meta:generator>
  </office:meta>
</office:document-meta>
</file>